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Georgia1" svg:font-family="Georgia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efdf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solid" draw:fill-color="#fefdfd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616261" style:font-name="Georgia1" fo:font-size="12pt" fo:font-weight="bold" style:font-size-asian="12pt" style:font-name-complex="Georgia1" style:font-size-complex="12pt" style:font-weight-complex="bold"/>
    </style:style>
    <style:style style:name="T2" style:family="text">
      <style:text-properties fo:color="#616261" style:font-name="Georgia1" fo:font-size="9.60000038146973pt" fo:font-weight="bold" style:font-size-asian="9.60000038146973pt" style:font-name-complex="Georgia1" style:font-size-complex="9.60000038146973pt" style:font-weight-complex="bold"/>
    </style:style>
    <style:style style:name="T3" style:family="text">
      <style:text-properties fo:color="#616261" style:font-name="Calibri" fo:font-size="10.1000003814697pt" style:font-size-asian="10.1000003814697pt" style:font-name-complex="Calibri" style:font-size-complex="10.1000003814697pt"/>
    </style:style>
    <style:style style:name="T4" style:family="text">
      <style:text-properties fo:color="#616261" style:font-name="Arial1" fo:font-size="10.1000003814697pt" style:font-size-asian="10.1000003814697pt" style:font-name-complex="Arial1" style:font-size-complex="10.1000003814697pt"/>
    </style:style>
    <style:style style:name="T5" style:family="text">
      <style:text-properties fo:color="#2668a1" style:font-name="Georgia1" fo:font-size="24pt" style:font-size-asian="24pt" style:font-name-complex="Georgia1" style:font-size-complex="24pt"/>
    </style:style>
    <style:style style:name="T6" style:family="text">
      <style:text-properties fo:color="#2668a1" style:font-name="Georgia1" fo:font-size="12pt" style:font-size-asian="12pt" style:font-name-complex="Georgia1" style:font-size-complex="12pt"/>
    </style:style>
    <style:style style:name="T7" style:family="text">
      <style:text-properties fo:color="#262626" style:font-name="Georgia1" fo:font-size="10pt" style:font-size-asian="10pt" style:font-name-complex="Georgia1" style:font-size-complex="10pt"/>
    </style:style>
    <style:style style:name="T8" style:family="text">
      <style:text-properties fo:color="#262626" style:font-name="Georgia1" fo:font-size="9pt" style:font-size-asian="9pt" style:font-name-complex="Georgia1" style:font-size-complex="9pt"/>
    </style:style>
    <style:style style:name="T9" style:family="text">
      <style:text-properties fo:color="#262626" style:font-name="Georgia1" fo:font-size="8pt" style:font-size-asian="8pt" style:font-name-complex="Georgi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378cm" svg:height="1.126cm" svg:x="3.924cm" svg:y="2.709cm" svg:viewBox="0 0 15379 1127" draw:points="0,0 15379,0 15379,1127 0,1127">
          <text:p/>
        </draw:polygon>
        <draw:polygon draw:style-name="gr1" draw:text-style-name="P1" draw:layer="layout" svg:width="17.881cm" svg:height="0.66cm" svg:x="1.854cm" svg:y="3.835cm" svg:viewBox="0 0 17882 661" draw:points="0,0 17882,0 17882,661 0,661">
          <text:p/>
        </draw:polygon>
        <draw:polygon draw:style-name="gr1" draw:text-style-name="P1" draw:layer="layout" svg:width="17.881cm" svg:height="1.186cm" svg:x="1.854cm" svg:y="4.495cm" svg:viewBox="0 0 17882 1187" draw:points="0,0 17882,0 17882,1187 0,1187">
          <text:p/>
        </draw:polygon>
        <draw:frame draw:style-name="gr2" draw:text-style-name="P3" draw:layer="layout" svg:width="0.422cm" svg:height="0.501cm" svg:x="1.905cm" svg:y="5.026cm">
          <draw:text-box>
            <text:p text:style-name="P2"><text:span text:style-name="T1">P</text:span></text:p>
          </draw:text-box>
        </draw:frame>
        <draw:frame draw:style-name="gr3" draw:text-style-name="P4" draw:layer="layout" svg:width="2.948cm" svg:height="0.399cm" svg:x="2.202cm" svg:y="5.104cm">
          <draw:text-box>
            <text:p text:style-name="P2"><text:span text:style-name="T2">ROFESSIONAL </text:span></text:p>
          </draw:text-box>
        </draw:frame>
        <draw:frame draw:style-name="gr2" draw:text-style-name="P3" draw:layer="layout" svg:width="0.422cm" svg:height="0.501cm" svg:x="4.92cm" svg:y="5.026cm">
          <draw:text-box>
            <text:p text:style-name="P2"><text:span text:style-name="T1">S</text:span></text:p>
          </draw:text-box>
        </draw:frame>
        <draw:frame draw:style-name="gr3" draw:text-style-name="P4" draw:layer="layout" svg:width="1.835cm" svg:height="0.399cm" svg:x="5.195cm" svg:y="5.104cm">
          <draw:text-box>
            <text:p text:style-name="P2"><text:span text:style-name="T2">UMMARY</text:span></text:p>
          </draw:text-box>
        </draw:frame>
        <draw:polygon draw:style-name="gr1" draw:text-style-name="P1" draw:layer="layout" svg:width="17.881cm" svg:height="0.398cm" svg:x="1.854cm" svg:y="5.681cm" svg:viewBox="0 0 17882 399" draw:points="0,0 17882,0 17882,399 0,399">
          <text:p/>
        </draw:polygon>
        <draw:polygon draw:style-name="gr1" draw:text-style-name="P1" draw:layer="layout" svg:width="17.881cm" svg:height="0.406cm" svg:x="1.854cm" svg:y="6.079cm" svg:viewBox="0 0 17882 407" draw:points="0,0 17882,0 17882,407 0,407">
          <text:p/>
        </draw:polygon>
        <draw:polygon draw:style-name="gr1" draw:text-style-name="P1" draw:layer="layout" svg:width="17.881cm" svg:height="0.398cm" svg:x="1.854cm" svg:y="6.485cm" svg:viewBox="0 0 17882 399" draw:points="0,0 17882,0 17882,399 0,399">
          <text:p/>
        </draw:polygon>
        <draw:frame draw:style-name="gr2" draw:text-style-name="P3" draw:layer="layout" svg:width="0.422cm" svg:height="0.501cm" svg:x="6.927cm" svg:y="5.0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01cm" svg:x="1.905cm" svg:y="7.405cm">
          <draw:text-box>
            <text:p text:style-name="P2"><text:span text:style-name="T1">S</text:span></text:p>
          </draw:text-box>
        </draw:frame>
        <draw:frame draw:style-name="gr3" draw:text-style-name="P4" draw:layer="layout" svg:width="1.175cm" svg:height="0.399cm" svg:x="2.18cm" svg:y="7.484cm">
          <draw:text-box>
            <text:p text:style-name="P2"><text:span text:style-name="T2">KILLS</text:span></text:p>
          </draw:text-box>
        </draw:frame>
        <draw:frame draw:style-name="gr2" draw:text-style-name="P3" draw:layer="layout" svg:width="0.422cm" svg:height="0.501cm" svg:x="3.28cm" svg:y="7.40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55cm" svg:height="0.416cm" svg:x="7.636cm" svg:y="7.922cm">
          <draw:text-box>
            <text:p text:style-name="P2"><text:span text:style-name="T3">●</text:span></text:p>
          </draw:text-box>
        </draw:frame>
        <draw:polygon draw:style-name="gr5" draw:text-style-name="P6" draw:layer="layout" svg:width="0.034cm" svg:height="0.008cm" svg:x="14.156cm" svg:y="7.967cm" svg:viewBox="0 0 35 9" draw:points="0,0 35,0 35,9 0,9">
          <text:p/>
        </draw:polygon>
        <draw:polygon draw:style-name="gr5" draw:text-style-name="P6" draw:layer="layout" svg:width="0.034cm" svg:height="1.651cm" svg:x="14.156cm" svg:y="7.975cm" svg:viewBox="0 0 35 1652" draw:points="0,0 35,0 35,1652 0,1652">
          <text:p/>
        </draw:polygon>
        <draw:polygon draw:style-name="gr1" draw:text-style-name="P1" draw:layer="layout" svg:width="17.881cm" svg:height="0.482cm" svg:x="1.854cm" svg:y="10.16cm" svg:viewBox="0 0 17882 483" draw:points="0,0 17882,0 17882,483 0,483">
          <text:p/>
        </draw:polygon>
        <draw:frame draw:style-name="gr4" draw:text-style-name="P5" draw:layer="layout" svg:width="0.355cm" svg:height="0.416cm" svg:x="7.636cm" svg:y="8.766cm">
          <draw:text-box>
            <text:p text:style-name="P2"><text:span text:style-name="T3">●</text:span></text:p>
          </draw:text-box>
        </draw:frame>
        <draw:frame draw:style-name="gr2" draw:text-style-name="P3" draw:layer="layout" svg:width="0.476cm" svg:height="0.501cm" svg:x="1.905cm" svg:y="10.157cm">
          <draw:text-box>
            <text:p text:style-name="P2"><text:span text:style-name="T1">W</text:span></text:p>
          </draw:text-box>
        </draw:frame>
        <draw:frame draw:style-name="gr3" draw:text-style-name="P4" draw:layer="layout" svg:width="0.993cm" svg:height="0.399cm" svg:x="2.382cm" svg:y="10.235cm">
          <draw:text-box>
            <text:p text:style-name="P2"><text:span text:style-name="T2">ORK </text:span></text:p>
          </draw:text-box>
        </draw:frame>
        <draw:frame draw:style-name="gr2" draw:text-style-name="P3" draw:layer="layout" svg:width="0.422cm" svg:height="0.501cm" svg:x="3.283cm" svg:y="10.157cm">
          <draw:text-box>
            <text:p text:style-name="P2"><text:span text:style-name="T1">H</text:span></text:p>
          </draw:text-box>
        </draw:frame>
        <draw:frame draw:style-name="gr3" draw:text-style-name="P4" draw:layer="layout" svg:width="1.475cm" svg:height="0.399cm" svg:x="3.669cm" svg:y="10.235cm">
          <draw:text-box>
            <text:p text:style-name="P2"><text:span text:style-name="T2">ISTORY</text:span></text:p>
          </draw:text-box>
        </draw:frame>
        <draw:frame draw:style-name="gr2" draw:text-style-name="P3" draw:layer="layout" svg:width="0.422cm" svg:height="0.501cm" svg:x="5.053cm" svg:y="10.15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55cm" svg:height="0.416cm" svg:x="7.654cm" svg:y="11.417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svg:x="7.654cm" svg:y="11.97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svg:x="7.669cm" svg:y="13.963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draw:transform="rotate (0.685216264332974) translate (7.534cm 15.161cm)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399cm" draw:transform="rotate (0.685216264332974) translate (7.705cm 15.032cm)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55cm" svg:height="0.416cm" svg:x="7.669cm" svg:y="17.063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399cm" svg:x="7.882cm" svg:y="17.07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55cm" svg:height="0.416cm" svg:x="7.669cm" svg:y="17.478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399cm" svg:x="7.882cm" svg:y="17.48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55cm" svg:height="0.416cm" svg:x="7.669cm" svg:y="17.893cm">
          <draw:text-box>
            <text:p text:style-name="P2"><text:span text:style-name="T3">●</text:span></text:p>
          </draw:text-box>
        </draw:frame>
        <draw:polygon draw:style-name="gr1" draw:text-style-name="P1" draw:layer="layout" svg:width="17.881cm" svg:height="0.482cm" svg:x="1.854cm" svg:y="18.762cm" svg:viewBox="0 0 17882 483" draw:points="0,0 17882,0 17882,483 0,483">
          <text:p/>
        </draw:polygon>
        <draw:frame draw:style-name="gr4" draw:text-style-name="P5" draw:layer="layout" svg:width="0.355cm" svg:height="0.399cm" svg:x="7.882cm" svg:y="17.9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501cm" svg:x="1.905cm" svg:y="18.759cm">
          <draw:text-box>
            <text:p text:style-name="P2"><text:span text:style-name="T1">E</text:span></text:p>
          </draw:text-box>
        </draw:frame>
        <draw:frame draw:style-name="gr3" draw:text-style-name="P4" draw:layer="layout" svg:width="2.14cm" svg:height="0.399cm" svg:x="2.21cm" svg:y="18.837cm">
          <draw:text-box>
            <text:p text:style-name="P2"><text:span text:style-name="T2">DUCATION</text:span></text:p>
          </draw:text-box>
        </draw:frame>
        <draw:polygon draw:style-name="gr1" draw:text-style-name="P1" draw:layer="layout" svg:width="17.881cm" svg:height="0.661cm" svg:x="1.854cm" svg:y="20.768cm" svg:viewBox="0 0 17882 662" draw:points="0,0 17882,0 17882,662 0,662">
          <text:p/>
        </draw:polygon>
        <draw:frame draw:style-name="gr2" draw:text-style-name="P3" draw:layer="layout" svg:width="0.422cm" svg:height="0.501cm" svg:x="4.198cm" svg:y="18.7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501cm" svg:x="1.905cm" svg:y="20.765cm">
          <draw:text-box>
            <text:p text:style-name="P2"><text:span text:style-name="T1">C</text:span></text:p>
          </draw:text-box>
        </draw:frame>
        <draw:frame draw:style-name="gr3" draw:text-style-name="P4" draw:layer="layout" svg:width="3.262cm" svg:height="0.399cm" svg:x="2.208cm" svg:y="20.844cm">
          <draw:text-box>
            <text:p text:style-name="P2"><text:span text:style-name="T2">ERTIFICATIONS </text:span></text:p>
          </draw:text-box>
        </draw:frame>
        <draw:frame draw:style-name="gr2" draw:text-style-name="P3" draw:layer="layout" svg:width="0.422cm" svg:height="0.501cm" svg:x="5.201cm" svg:y="20.765cm">
          <draw:text-box>
            <text:p text:style-name="P2"><text:span text:style-name="T1">/</text:span></text:p>
          </draw:text-box>
        </draw:frame>
        <draw:frame draw:style-name="gr3" draw:text-style-name="P4" draw:layer="layout" svg:width="0.338cm" svg:height="0.399cm" svg:x="5.401cm" svg:y="20.8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501cm" svg:x="5.486cm" svg:y="20.765cm">
          <draw:text-box>
            <text:p text:style-name="P2"><text:span text:style-name="T1">L</text:span></text:p>
          </draw:text-box>
        </draw:frame>
        <draw:polygon draw:style-name="gr1" draw:text-style-name="P1" draw:layer="layout" svg:width="17.881cm" svg:height="0.398cm" svg:x="1.854cm" svg:y="21.429cm" svg:viewBox="0 0 17882 399" draw:points="0,0 17882,0 17882,399 0,399">
          <text:p/>
        </draw:polygon>
        <draw:frame draw:style-name="gr3" draw:text-style-name="P4" draw:layer="layout" svg:width="1.865cm" svg:height="0.399cm" svg:x="5.776cm" svg:y="20.844cm">
          <draw:text-box>
            <text:p text:style-name="P2"><text:span text:style-name="T2">ICENSES </text:span></text:p>
          </draw:text-box>
        </draw:frame>
        <draw:frame draw:style-name="gr4" draw:text-style-name="P5" draw:layer="layout" svg:width="0.355cm" svg:height="0.416cm" svg:x="14.419cm" svg:y="7.997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svg:x="14.419cm" svg:y="8.793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svg:x="7.655cm" svg:y="12.577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416cm" svg:x="7.655cm" svg:y="14.554cm">
          <draw:text-box>
            <text:p text:style-name="P2"><text:span text:style-name="T3">●</text:span></text:p>
          </draw:text-box>
        </draw:frame>
        <draw:frame draw:style-name="gr4" draw:text-style-name="P5" draw:layer="layout" svg:width="0.355cm" svg:height="0.399cm" svg:x="7.869cm" svg:y="14.56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7.563cm" svg:height="0.987cm" svg:x="7.336cm" svg:y="2.706cm">
          <draw:text-box>
            <text:p text:style-name="P2"><text:span text:style-name="T5">Troynell Rivers Jr</text:span></text:p>
          </draw:text-box>
        </draw:frame>
        <draw:frame draw:style-name="gr2" draw:text-style-name="P3" draw:layer="layout" svg:width="2.999cm" svg:height="0.497cm" svg:x="4.212cm" svg:y="4.114cm">
          <draw:text-box>
            <text:p text:style-name="P2"><text:span text:style-name="T6">832-656-3834</text:span></text:p>
          </draw:text-box>
        </draw:frame>
        <draw:frame draw:style-name="gr2" draw:text-style-name="P3" draw:layer="layout" svg:width="4.642cm" svg:height="0.497cm" svg:x="8.571cm" svg:y="4.122cm">
          <draw:text-box>
            <text:p text:style-name="P2"><text:span text:style-name="T6">troynelljr@gmail.com</text:span></text:p>
          </draw:text-box>
        </draw:frame>
        <draw:frame draw:style-name="gr2" draw:text-style-name="P3" draw:layer="layout" svg:width="4.93cm" svg:height="0.497cm" svg:x="14.049cm" svg:y="4.106cm">
          <draw:text-box>
            <text:p text:style-name="P2"><text:span text:style-name="T6">21618 Nella Cir 77338</text:span></text:p>
          </draw:text-box>
        </draw:frame>
        <draw:frame draw:style-name="gr7" draw:text-style-name="P8" draw:layer="layout" svg:width="19.429cm" svg:height="0.412cm" svg:x="1.963cm" svg:y="5.642cm">
          <draw:text-box>
            <text:p text:style-name="P2"><text:span text:style-name="T7">Responsible and ambitious student with a 3.8/4.0 GPA and excellent time management. Seeking to apply my </text:span></text:p>
          </draw:text-box>
        </draw:frame>
        <draw:frame draw:style-name="gr7" draw:text-style-name="P8" draw:layer="layout" svg:width="19.861cm" svg:height="0.412cm" svg:x="1.963cm" svg:y="6.128cm">
          <draw:text-box>
            <text:p text:style-name="P2"><text:span text:style-name="T7">customer service abilities and project/event planning skills to the Business Development summer internship at </text:span></text:p>
          </draw:text-box>
        </draw:frame>
        <draw:frame draw:style-name="gr7" draw:text-style-name="P8" draw:layer="layout" svg:width="18.764cm" svg:height="0.412cm" svg:x="1.963cm" svg:y="6.614cm">
          <draw:text-box>
            <text:p text:style-name="P2"><text:span text:style-name="T7">your company. Possess proven communication skills and strong work ethic that will aid your company in </text:span></text:p>
          </draw:text-box>
        </draw:frame>
        <draw:frame draw:style-name="gr7" draw:text-style-name="P8" draw:layer="layout" svg:width="4.138cm" svg:height="0.412cm" svg:x="1.963cm" svg:y="7.1cm">
          <draw:text-box>
            <text:p text:style-name="P2"><text:span text:style-name="T7">meeting its milestones.</text:span></text:p>
          </draw:text-box>
        </draw:frame>
        <draw:frame draw:style-name="gr8" draw:text-style-name="P9" draw:layer="layout" svg:width="3.672cm" svg:height="0.374cm" svg:x="14.755cm" svg:y="7.937cm">
          <draw:text-box>
            <text:p text:style-name="P2"><text:span text:style-name="T8">Software Development</text:span></text:p>
          </draw:text-box>
        </draw:frame>
        <draw:frame draw:style-name="gr8" draw:text-style-name="P9" draw:layer="layout" svg:width="2.872cm" svg:height="0.374cm" svg:x="14.755cm" svg:y="8.739cm">
          <draw:text-box>
            <text:p text:style-name="P2"><text:span text:style-name="T8">Technical Writing</text:span></text:p>
          </draw:text-box>
        </draw:frame>
        <draw:frame draw:style-name="gr8" draw:text-style-name="P9" draw:layer="layout" svg:width="2.191cm" svg:height="0.374cm" svg:x="7.992cm" svg:y="7.827cm">
          <draw:text-box>
            <text:p text:style-name="P2"><text:span text:style-name="T8">Data Analysis</text:span></text:p>
          </draw:text-box>
        </draw:frame>
        <draw:frame draw:style-name="gr8" draw:text-style-name="P9" draw:layer="layout" svg:width="2.068cm" svg:height="0.374cm" svg:x="7.992cm" svg:y="8.688cm">
          <draw:text-box>
            <text:p text:style-name="P2"><text:span text:style-name="T8">mathematics</text:span></text:p>
          </draw:text-box>
        </draw:frame>
        <draw:frame draw:style-name="gr9" draw:text-style-name="P10" draw:layer="layout" svg:width="3.114cm" svg:height="0.331cm" svg:x="3.091cm" svg:y="10.985cm">
          <draw:text-box>
            <text:p text:style-name="P2"><text:span text:style-name="T9">MM YYYY - MM YYYY</text:span></text:p>
          </draw:text-box>
        </draw:frame>
        <draw:frame draw:style-name="gr9" draw:text-style-name="P10" draw:layer="layout" svg:width="2.584cm" svg:height="0.331cm" svg:x="3.382cm" svg:y="11.582cm">
          <draw:text-box>
            <text:p text:style-name="P2"><text:span text:style-name="T9">Company location</text:span></text:p>
          </draw:text-box>
        </draw:frame>
        <draw:frame draw:style-name="gr9" draw:text-style-name="P10" draw:layer="layout" svg:width="2.775cm" svg:height="0.331cm" svg:x="7.232cm" svg:y="10.901cm">
          <draw:text-box>
            <text:p text:style-name="P2"><text:span text:style-name="T9">Position / Company</text:span></text:p>
          </draw:text-box>
        </draw:frame>
        <draw:frame draw:style-name="gr9" draw:text-style-name="P10" draw:layer="layout" svg:width="9.548cm" svg:height="0.331cm" svg:x="8.043cm" svg:y="11.524cm">
          <draw:text-box>
            <text:p text:style-name="P2"><text:span text:style-name="T9">Your skills and tasks that relate to the job that you’re applying to. </text:span></text:p>
          </draw:text-box>
        </draw:frame>
        <draw:frame draw:style-name="gr9" draw:text-style-name="P10" draw:layer="layout" svg:width="3.114cm" svg:height="0.331cm" svg:x="3.076cm" svg:y="13.398cm">
          <draw:text-box>
            <text:p text:style-name="P2"><text:span text:style-name="T9">MM YYYY - MM YYYY</text:span></text:p>
          </draw:text-box>
        </draw:frame>
        <draw:frame draw:style-name="gr9" draw:text-style-name="P10" draw:layer="layout" svg:width="2.584cm" svg:height="0.331cm" svg:x="3.367cm" svg:y="14.033cm">
          <draw:text-box>
            <text:p text:style-name="P2"><text:span text:style-name="T9">Company location</text:span></text:p>
          </draw:text-box>
        </draw:frame>
        <draw:frame draw:style-name="gr9" draw:text-style-name="P10" draw:layer="layout" svg:width="2.775cm" svg:height="0.331cm" svg:x="7.201cm" svg:y="13.482cm">
          <draw:text-box>
            <text:p text:style-name="P2"><text:span text:style-name="T9">Position / Company</text:span></text:p>
          </draw:text-box>
        </draw:frame>
        <draw:frame draw:style-name="gr9" draw:text-style-name="P10" draw:layer="layout" svg:width="11.352cm" svg:height="0.331cm" svg:x="8.063cm" svg:y="14.075cm">
          <draw:text-box>
            <text:p text:style-name="P2"><text:span text:style-name="T9">Summarize your experience with three to five bullet points for each job listing.</text:span></text:p>
          </draw:text-box>
        </draw:frame>
        <draw:frame draw:style-name="gr9" draw:text-style-name="P10" draw:layer="layout" svg:width="3.114cm" svg:height="0.331cm" svg:x="3.045cm" svg:y="16.44cm">
          <draw:text-box>
            <text:p text:style-name="P2"><text:span text:style-name="T9">MM YYYY - MM YYYY</text:span></text:p>
          </draw:text-box>
        </draw:frame>
        <draw:frame draw:style-name="gr9" draw:text-style-name="P10" draw:layer="layout" svg:width="2.584cm" svg:height="0.331cm" svg:x="3.351cm" svg:y="17.081cm">
          <draw:text-box>
            <text:p text:style-name="P2"><text:span text:style-name="T9">Company location</text:span></text:p>
          </draw:text-box>
        </draw:frame>
        <draw:frame draw:style-name="gr9" draw:text-style-name="P10" draw:layer="layout" svg:width="2.775cm" svg:height="0.331cm" svg:x="7.201cm" svg:y="16.486cm">
          <draw:text-box>
            <text:p text:style-name="P2"><text:span text:style-name="T9">Position / Company</text:span></text:p>
          </draw:text-box>
        </draw:frame>
        <draw:frame draw:style-name="gr9" draw:text-style-name="P10" draw:layer="layout" svg:width="7.965cm" svg:height="0.331cm" svg:x="8.012cm" svg:y="17.106cm">
          <draw:text-box>
            <text:p text:style-name="P2"><text:span text:style-name="T9">Focus on your key achievements from your experience.</text:span></text:p>
          </draw:text-box>
        </draw:frame>
        <draw:frame draw:style-name="gr8" draw:text-style-name="P9" draw:layer="layout" svg:width="2.301cm" svg:height="0.374cm" svg:x="1.856cm" svg:y="19.679cm">
          <draw:text-box>
            <text:p text:style-name="P2"><text:span text:style-name="T8">Humble,Texas</text:span></text:p>
          </draw:text-box>
        </draw:frame>
        <draw:frame draw:style-name="gr8" draw:text-style-name="P9" draw:layer="layout" svg:width="9.468cm" svg:height="0.374cm" svg:x="7.288cm" svg:y="19.679cm">
          <draw:text-box>
            <text:p text:style-name="P2"><text:span text:style-name="T8">Legacy The School Of Sport Sciences, Highschool Diploma</text:span></text:p>
          </draw:text-box>
        </draw:frame>
        <draw:frame draw:style-name="gr10" draw:text-style-name="P9" draw:layer="layout" svg:width="6.712cm" svg:height="0.374cm" svg:x="1.887cm" svg:y="21.458cm">
          <draw:text-box>
            <text:p text:style-name="P2"><text:span text:style-name="T8">Certificate and licenses that you obtain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Georgia1" svg:font-family="Georgia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object-count="79"/>
  </office:meta>
</office:document-meta>
</file>